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2000001F5928EACB6.png"/>
  <manifest:file-entry manifest:media-type="image/png" manifest:full-path="Pictures/1000020100000A1B0000084278887B5D.png"/>
  <manifest:file-entry manifest:media-type="image/png" manifest:full-path="Pictures/10000201000001F4000001F445C7596F.png"/>
  <manifest:file-entry manifest:media-type="image/png" manifest:full-path="Pictures/10000201000006BB000008105925EBD5.png"/>
  <manifest:file-entry manifest:media-type="image/png" manifest:full-path="Pictures/100002010000073900000666CC6D65E4.png"/>
  <manifest:file-entry manifest:media-type="image/png" manifest:full-path="Pictures/10000201000001F4000001F4D94F0E29.png"/>
  <manifest:file-entry manifest:media-type="image/jpeg" manifest:full-path="Pictures/100000000000026400000264DE8AB8FB.jpg"/>
  <manifest:file-entry manifest:media-type="image/png" manifest:full-path="Pictures/10000201000001F4000001F420E00D1D.png"/>
  <manifest:file-entry manifest:media-type="image/png" manifest:full-path="Pictures/100002010000029A00000177FD56EB87.png"/>
  <manifest:file-entry manifest:media-type="image/png" manifest:full-path="Pictures/10000201000002D00000015A9F7D2243.png"/>
  <manifest:file-entry manifest:media-type="image/png" manifest:full-path="Pictures/10000201000001F4000001F4D096ABB9.png"/>
  <manifest:file-entry manifest:media-type="image/png" manifest:full-path="Pictures/100002010000083F00000651F7412EDE.png"/>
  <manifest:file-entry manifest:media-type="image/png" manifest:full-path="Pictures/1000020100000F5000000F4FFD3FF7ED.png"/>
  <manifest:file-entry manifest:media-type="image/png" manifest:full-path="Pictures/10000201000009B100000DB49D4A1E15.png"/>
  <manifest:file-entry manifest:media-type="image/png" manifest:full-path="Pictures/10000201000001380000010ECA05FB4A.png"/>
  <manifest:file-entry manifest:media-type="image/png" manifest:full-path="Pictures/1000020100000C35000008243C733699.png"/>
  <manifest:file-entry manifest:media-type="image/png" manifest:full-path="Pictures/1000020100000213000001D6F91288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99cm" svg:height="3.9cm" svg:x="0.601cm" svg:y="0.4cm">
          <draw:image xlink:href="Pictures/10000201000002D00000015A9F7D2243.png" xlink:type="simple" xlink:show="embed" xlink:actuate="onLoad">
            <text:p/>
          </draw:image>
        </draw:frame>
        <draw:frame draw:style-name="gr1" draw:text-style-name="P1" draw:layer="layout" svg:width="4.995cm" svg:height="6cm" svg:x="1.005cm" svg:y="3.7cm">
          <draw:image xlink:href="Pictures/10000201000006BB000008105925EBD5.png" xlink:type="simple" xlink:show="embed" xlink:actuate="onLoad">
            <text:p/>
          </draw:image>
        </draw:frame>
        <draw:frame draw:style-name="gr1" draw:text-style-name="P1" draw:layer="layout" svg:width="4.067cm" svg:height="4.241cm" svg:x="0.933cm" svg:y="9.559cm">
          <draw:image xlink:href="Pictures/1000020100000213000001D6F912885D.png" xlink:type="simple" xlink:show="embed" xlink:actuate="onLoad">
            <text:p/>
          </draw:image>
        </draw:frame>
        <draw:frame draw:style-name="gr1" draw:text-style-name="P1" draw:layer="layout" svg:width="6.9cm" svg:height="5.584cm" svg:x="4.3cm" svg:y="23.616cm">
          <draw:image xlink:href="Pictures/1000020100000C35000008243C733699.png" xlink:type="simple" xlink:show="embed" xlink:actuate="onLoad">
            <text:p/>
          </draw:image>
        </draw:frame>
        <draw:frame draw:style-name="gr1" draw:text-style-name="P1" draw:layer="layout" svg:width="4.399cm" svg:height="4.149cm" svg:x="9.001cm" svg:y="0.751cm">
          <draw:image xlink:href="Pictures/100000000000026400000264DE8AB8FB.jpg" xlink:type="simple" xlink:show="embed" xlink:actuate="onLoad">
            <text:p/>
          </draw:image>
        </draw:frame>
        <draw:frame draw:style-name="gr1" draw:text-style-name="P1" draw:layer="layout" svg:width="6.32cm" svg:height="5.57cm" svg:x="7.98cm" svg:y="4.43cm">
          <draw:image xlink:href="Pictures/10000201000001F4000001F4D94F0E29.png" xlink:type="simple" xlink:show="embed" xlink:actuate="onLoad">
            <text:p/>
          </draw:image>
        </draw:frame>
        <draw:frame draw:style-name="gr1" draw:text-style-name="P1" draw:layer="layout" svg:width="7.9cm" svg:height="7.67cm" svg:x="7.2cm" svg:y="12.93cm">
          <draw:image xlink:href="Pictures/10000201000001F4000001F445C7596F.png" xlink:type="simple" xlink:show="embed" xlink:actuate="onLoad">
            <text:p/>
          </draw:image>
        </draw:frame>
        <draw:frame draw:style-name="gr1" draw:text-style-name="P1" draw:layer="layout" svg:width="5.799cm" svg:height="4.911cm" svg:x="8.101cm" svg:y="9.4cm">
          <draw:image xlink:href="Pictures/1000020100000A1B0000084278887B5D.png" xlink:type="simple" xlink:show="embed" xlink:actuate="onLoad">
            <text:p/>
          </draw:image>
        </draw:frame>
        <draw:frame draw:style-name="gr1" draw:text-style-name="P1" draw:layer="layout" svg:width="6.499cm" svg:height="5.199cm" svg:x="14.401cm" svg:y="0.101cm">
          <draw:image xlink:href="Pictures/100002010000029A00000177FD56EB87.png" xlink:type="simple" xlink:show="embed" xlink:actuate="onLoad">
            <text:p/>
          </draw:image>
        </draw:frame>
        <draw:frame draw:style-name="gr1" draw:text-style-name="P1" draw:layer="layout" svg:width="6.52cm" svg:height="6.07cm" svg:x="14.38cm" svg:y="4.63cm">
          <draw:image xlink:href="Pictures/10000201000001F4000001F420E00D1D.png" xlink:type="simple" xlink:show="embed" xlink:actuate="onLoad">
            <text:p/>
          </draw:image>
        </draw:frame>
        <draw:frame draw:style-name="gr1" draw:text-style-name="P1" draw:layer="layout" svg:width="6.9cm" svg:height="6.112cm" svg:x="13.7cm" svg:y="14.088cm">
          <draw:image xlink:href="Pictures/10000201000001380000010ECA05FB4A.png" xlink:type="simple" xlink:show="embed" xlink:actuate="onLoad">
            <text:p/>
          </draw:image>
        </draw:frame>
        <draw:frame draw:style-name="gr1" draw:text-style-name="P1" draw:layer="layout" svg:width="7.308cm" svg:height="5.5cm" svg:x="14.092cm" svg:y="8.7cm">
          <draw:image xlink:href="Pictures/100002010000083F00000651F7412EDE.png" xlink:type="simple" xlink:show="embed" xlink:actuate="onLoad">
            <text:p/>
          </draw:image>
        </draw:frame>
        <draw:frame draw:style-name="gr1" draw:text-style-name="P1" draw:layer="layout" svg:width="5cm" svg:height="5.2cm" svg:x="1.2cm" svg:y="14.4cm">
          <draw:image xlink:href="Pictures/10000201000001F2000001F5928EACB6.png" xlink:type="simple" xlink:show="embed" xlink:actuate="onLoad">
            <text:p/>
          </draw:image>
        </draw:frame>
        <draw:frame draw:style-name="gr1" draw:text-style-name="P1" draw:layer="layout" svg:width="5.799cm" svg:height="7.683cm" svg:x="14.601cm" svg:y="18.117cm">
          <draw:image xlink:href="Pictures/10000201000009B100000DB49D4A1E15.png" xlink:type="simple" xlink:show="embed" xlink:actuate="onLoad">
            <text:p/>
          </draw:image>
        </draw:frame>
        <draw:frame draw:style-name="gr1" draw:text-style-name="P1" draw:layer="layout" svg:width="4.6cm" svg:height="4.5cm" svg:x="8.6cm" svg:y="19.5cm">
          <draw:image xlink:href="Pictures/1000020100000F5000000F4FFD3FF7ED.png" xlink:type="simple" xlink:show="embed" xlink:actuate="onLoad">
            <text:p/>
          </draw:image>
        </draw:frame>
        <draw:frame draw:style-name="gr1" draw:text-style-name="P1" draw:layer="layout" svg:width="6.72cm" svg:height="7.168cm" svg:x="11.18cm" svg:y="22.3cm">
          <draw:image xlink:href="Pictures/10000201000001F4000001F4D096ABB9.png" xlink:type="simple" xlink:show="embed" xlink:actuate="onLoad">
            <text:p/>
          </draw:image>
        </draw:frame>
        <draw:frame draw:style-name="gr1" draw:text-style-name="P1" draw:layer="layout" svg:width="4.654cm" svg:height="5.3cm" svg:x="1.4cm" svg:y="19.8cm">
          <draw:image xlink:href="Pictures/100002010000073900000666CC6D65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26T14:22:58.86</dc:date>
    <dc:creator>Manjit .</dc:creator>
    <meta:document-statistic meta:object-count="17"/>
    <meta:generator>OpenOffice/4.1.8$Win32 OpenOffice.org_project/418m3$Build-9803</meta:generator>
  </office:meta>
</office:document-meta>
</file>